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use-window-font-color="true" style:font-name="Arial" fo:font-size="10pt" style:font-size-asian="10pt" style:font-size-complex="10pt"/>
    </style:style>
    <style:style style:name="P2" style:family="paragraph" style:parent-style-name="Standard">
      <style:text-properties style:use-window-font-color="true" style:font-name="Arial" fo:font-size="10pt" style:font-size-asian="10pt" style:font-size-complex="10pt"/>
    </style:style>
    <style:style style:name="P3" style:family="paragraph" style:parent-style-name="Standard">
      <style:text-properties style:use-window-font-color="true" style:font-name="Arial" fo:font-size="14pt" fo:font-weight="bold" style:font-size-asian="14pt" style:font-weight-asian="bold" style:font-size-complex="14pt" style:font-weight-complex="bold"/>
    </style:style>
    <style:style style:name="P4" style:family="paragraph" style:parent-style-name="Standard">
      <style:text-properties style:font-name="Arial" fo:font-size="14pt" fo:font-weight="bold" style:font-size-asian="14pt" style:font-weight-asian="bold" style:font-size-complex="14pt" style:font-weight-complex="bold"/>
    </style:style>
    <style:style style:name="P5" style:family="paragraph" style:parent-style-name="Standard">
      <style:text-properties style:font-name="Arial" fo:font-size="10pt" style:font-size-asian="10pt" style:font-size-complex="10pt"/>
    </style:style>
    <style:style style:name="P6" style:family="paragraph" style:parent-style-name="Standard">
      <style:text-properties fo:color="#00ae00" style:font-name="Arial" fo:font-size="10pt" style:font-size-asian="10pt" style:font-size-complex="10pt"/>
    </style:style>
    <style:style style:name="T1" style:family="text">
      <style:text-properties fo:color="#00ae00"/>
    </style:style>
    <style:style style:name="T2" style:family="text">
      <style:text-properties fo:color="#ff950e"/>
    </style:style>
    <style:style style:name="T3" style:family="text">
      <style:text-properties style:use-window-font-color="true"/>
    </style:style>
    <style:style style:name="T4" style:family="text">
      <style:text-properties fo:font-weight="bold" style:font-weight-asian="bold" style:font-weight-complex="bold"/>
    </style:style>
    <style:style style:name="T5" style:family="text">
      <style:text-properties fo:color="#0000ff"/>
    </style:style>
    <style:style style:name="T6" style:family="text">
      <style:text-properties fo:color="#0000ff" fo:font-weight="bold"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odanie biblioteki Bootstrap</text:p>
      <text:p text:style-name="P4"/>
      <text:p text:style-name="P5">1. Pobieramy bootstrap i dodajemy do projekty następujące pliki:</text:p>
      <text:p text:style-name="P5"/>
      <text:p text:style-name="P5">web/bundles/blog/<text:span text:style-name="T1">assets</text:span></text:p>
      <text:p text:style-name="P5">web/bundles/blog/<text:span text:style-name="T1">css/bootstrap.css</text:span></text:p>
      <text:p text:style-name="P5">web/bundles/blog/<text:span text:style-name="T1">css/bootstrap.min.css</text:span></text:p>
      <text:p text:style-name="P5">web/bundles/blog/<text:span text:style-name="T1">css/carousel.css </text:span><text:span text:style-name="T2">&lt;- dodanie styli banera</text:span></text:p>
      <text:p text:style-name="P5">web/bundles/blog/<text:span text:style-name="T1">css/blog.css </text:span><text:span text:style-name="T2">&lt;- dodanie styli projektu</text:span></text:p>
      <text:p text:style-name="P5">web/bundles/blog/<text:span text:style-name="T1">dist</text:span></text:p>
      <text:p text:style-name="P5">web/bundles/blog/<text:span text:style-name="T1">fonts</text:span></text:p>
      <text:p text:style-name="P5">web/bundles/blog/<text:span text:style-name="T1">images</text:span></text:p>
      <text:p text:style-name="P5">web/bundles/blog/<text:span text:style-name="T1">js/bootstrap.js</text:span></text:p>
      <text:p text:style-name="P5">web/bundles/blog/<text:span text:style-name="T1">js/bootstrap.min.js</text:span></text:p>
      <text:p text:style-name="P5">web/bundles/blog/<text:span text:style-name="T1">js/npm.js</text:span></text:p>
      <text:p text:style-name="P6"/>
      <text:p text:style-name="P2">web/bundles/applicationshop/images <text:span text:style-name="T2">&lt;- dodanie obrazków</text:span></text:p>
      <text:p text:style-name="P6"/>
      <text:p text:style-name="P2">Dodanie font-awesome:</text:p>
      <text:p text:style-name="P6"><text:span text:style-name="T3">web/bundles/blog/</text:span>css/font-awesome.css</text:p>
      <text:p text:style-name="P6"><text:span text:style-name="T3">web/bundles/blog/</text:span>css/font-awesome.min.css</text:p>
      <text:p text:style-name="P6"/>
      <text:p text:style-name="P2">Fonty:</text:p>
      <text:p text:style-name="P6"><text:span text:style-name="T3">web/bundles/applicationshop/</text:span>fonts</text:p>
      <text:p text:style-name="P2"/>
      <text:p text:style-name="P2">2. Do szablon <text:span text:style-name="T6">base.html.twig</text:span> podpinamy bilblioteki bootstrap oraz font-awesome.</text:p>
      <text:p text:style-name="P2"/>
      <text:p text:style-name="P2">#src/BlogBundle/Resources/views/<text:span text:style-name="T6">base.html.twig</text:span></text:p>
      <text:p text:style-name="P2"><text:span text:style-name="T1"/></text:p>
      <text:p text:style-name="P2">&lt;!DOCTYPE html&gt;</text:p>
      <text:p text:style-name="P2">&lt;html&gt;</text:p>
      <text:p text:style-name="P2"><text:s text:c="4"/>&lt;head&gt;</text:p>
      <text:p text:style-name="P2"><text:s text:c="8"/>&lt;meta charset="UTF-8" /&gt;</text:p>
      <text:p text:style-name="P2"><text:s text:c="8"/>&lt;meta name="robots" content="noindex,nofollow" /&gt;</text:p>
      <text:p text:style-name="P2"><text:s text:c="8"/>&lt;meta name="viewport" content="width=device-width, initial-scale=1"&gt;</text:p>
      <text:p text:style-name="P2"><text:s text:c="8"/>&lt;meta name="description" content=""&gt;</text:p>
      <text:p text:style-name="P2"><text:s text:c="8"/>&lt;meta name="author" content=""&gt;</text:p>
      <text:p text:style-name="P2"><text:s text:c="8"/>&lt;link rel="icon" type="image/x-icon" href="{{ asset('xfavicon.ico') }}" /&gt;</text:p>
      <text:p text:style-name="P2"><text:s text:c="8"/></text:p>
      <text:p text:style-name="P2"><text:s text:c="8"/>&lt;title&gt;{% block title %}Welcome!{% endblock %}&lt;/title&gt;</text:p>
      <text:p text:style-name="P2"><text:s text:c="8"/></text:p>
      <text:p text:style-name="P2"/>
      <text:p text:style-name="P2"><text:s text:c="8"/>&lt;link href="{{ asset('bundles/blog/css/bootstrap.css') }}" rel="stylesheet" type="text/css" media="all" /&gt; <text:s text:c="7"/></text:p>
      <text:p text:style-name="P2"><text:s text:c="8"/></text:p>
      <text:p text:style-name="P2"><text:s text:c="8"/>&lt;!-- IE10 viewport hack for Surface/desktop Windows 8 bug --&gt;</text:p>
      <text:p text:style-name="P2"><text:s text:c="8"/>&lt;link href="{{ asset('bundles/blog/assets/css/ie10-viewport-bug-workaround.css') }}" rel="stylesheet"&gt;</text:p>
      <text:p text:style-name="P2"/>
      <text:p text:style-name="P2"><text:s text:c="8"/>&lt;!-- Just for debugging purposes. Don't actually copy these 2 lines! --&gt;</text:p>
      <text:p text:style-name="P2"><text:s text:c="8"/>&lt;!--[if lt IE 9]&gt;&lt;script src="{{ asset('bundles/blog/assets/js/ie8-responsive-file-warning.js') }}"&gt;&lt;/script&gt;&lt;![endif]--&gt;</text:p>
      <text:p text:style-name="P2"><text:s text:c="8"/>&lt;script src="{{ asset('bundles/blog/assets/js/ie-emulation-modes-warning.js') }}"&gt;&lt;/script&gt;</text:p>
      <text:p text:style-name="P2"/>
      <text:p text:style-name="P2"><text:s text:c="8"/>&lt;!-- HTML5 shim and Respond.js for IE8 support of HTML5 elements and media queries --&gt;</text:p>
      <text:p text:style-name="P2"><text:s text:c="8"/>&lt;!--[if lt IE 9]&gt;</text:p>
      <text:p text:style-name="P2"><text:s text:c="10"/>&lt;script src="https://oss.maxcdn.com/html5shiv/3.7.2/html5shiv.min.js"&gt;&lt;/script&gt;</text:p>
      <text:p text:style-name="P2"><text:s text:c="10"/>&lt;script src="https://oss.maxcdn.com/respond/1.4.2/respond.min.js"&gt;&lt;/script&gt;</text:p>
      <text:p text:style-name="P2"><text:s text:c="8"/>&lt;![endif]--&gt;</text:p>
      <text:p text:style-name="P2"/>
      <text:p text:style-name="P2"><text:s text:c="8"/>&lt;link href="{{ asset('bundles/blog/css/font-awesome.css') }}" rel="stylesheet" type="text/css" media="all" /&gt;</text:p>
      <text:p text:style-name="P2"><text:s text:c="8"/></text:p>
      <text:p text:style-name="P2"><text:s text:c="8"/>&lt;link href="{{ asset('bundles/blog/css/blog.css') }}" rel="stylesheet" type="text/css" media="all" /&gt;</text:p>
      <text:p text:style-name="P2"><text:soft-page-break/><text:s text:c="8"/></text:p>
      <text:p text:style-name="P2"><text:s text:c="8"/>{% block stylesheets %}{% endblock %}</text:p>
      <text:p text:style-name="P2"><text:s text:c="8"/></text:p>
      <text:p text:style-name="P2"><text:s text:c="4"/>&lt;/head&gt;</text:p>
      <text:p text:style-name="P2"><text:s text:c="4"/>&lt;body&gt;</text:p>
      <text:p text:style-name="P2"><text:s text:c="8"/>{% block navigation %}</text:p>
      <text:p text:style-name="P2"><text:s text:c="8"/>&lt;nav class="navbar navbar-inverse navbar-fixed-top" role="navigation"&gt;</text:p>
      <text:p text:style-name="P2"><text:s text:c="12"/>&lt;div class="container"&gt;</text:p>
      <text:p text:style-name="P2"/>
      <text:p text:style-name="P2"><text:s text:c="16"/>&lt;div class="navbar-header"&gt;</text:p>
      <text:p text:style-name="P2"><text:s text:c="20"/>&lt;button type="button" class="navbar-toggle collapsed" data-toggle="collapse" data-target=".navbar-collapse-bs"&gt;</text:p>
      <text:p text:style-name="P2"><text:s text:c="24"/>&lt;span class="sr-only"&gt;Toggle navigation&lt;/span&gt;</text:p>
      <text:p text:style-name="P2"><text:s text:c="24"/>&lt;span class="icon-bar"&gt;&lt;/span&gt;</text:p>
      <text:p text:style-name="P2"><text:s text:c="24"/>&lt;span class="icon-bar"&gt;&lt;/span&gt;</text:p>
      <text:p text:style-name="P2"><text:s text:c="24"/>&lt;span class="icon-bar"&gt;&lt;/span&gt;</text:p>
      <text:p text:style-name="P2"><text:s text:c="20"/>&lt;/button&gt;</text:p>
      <text:p text:style-name="P2"><text:s text:c="20"/>&lt;a class="navbar-brand" href="{{ path('blog_homepage') }}"&gt;BlogTutorial&lt;/a&gt;</text:p>
      <text:p text:style-name="P2"><text:s text:c="16"/>&lt;/div&gt;</text:p>
      <text:p text:style-name="P2"><text:s text:c="16"/>&lt;div class="collapse navbar-collapse navbar-collapse-bs"&gt;</text:p>
      <text:p text:style-name="P2"><text:s text:c="20"/>&lt;ul class="nav navbar-nav"&gt;</text:p>
      <text:p text:style-name="P2"><text:s text:c="24"/>&lt;li&gt;&lt;a href="{{ path('blog_homepage') }}"&gt;Start&lt;/a&gt;&lt;/li&gt;</text:p>
      <text:p text:style-name="P2"><text:s text:c="24"/>&lt;li&gt;&lt;a href="{{ path('post') }}"&gt;Blog&lt;/a&gt;&lt;/li&gt;</text:p>
      <text:p text:style-name="P2"><text:s text:c="24"/>{#</text:p>
      <text:p text:style-name="P2"><text:s text:c="24"/>&lt;li class="dropdown"&gt;</text:p>
      <text:p text:style-name="P2"><text:s text:c="28"/>&lt;a class="dropdown-toggle" data-toggle="dropdown"&gt;Produkt &lt;span class="caret"&gt;&lt;/span&gt;&lt;/a&gt;</text:p>
      <text:p text:style-name="P2"><text:s text:c="28"/>&lt;ul class="dropdown-menu" role="menu"&gt;</text:p>
      <text:p text:style-name="P2"><text:s text:c="32"/>&lt;li&gt;&lt;a href="#"&gt;Blog&lt;/a&gt;&lt;/li&gt;</text:p>
      <text:p text:style-name="P2"><text:s text:c="32"/>&lt;li&gt;&lt;a href="#"&gt;Shop&lt;/a&gt;&lt;/li&gt;</text:p>
      <text:p text:style-name="P2"><text:s text:c="28"/>&lt;/ul&gt;</text:p>
      <text:p text:style-name="P2"><text:s text:c="24"/>&lt;/li&gt;</text:p>
      <text:p text:style-name="P2"><text:s text:c="24"/>#}</text:p>
      <text:p text:style-name="P2"><text:s text:c="20"/>&lt;/ul&gt;</text:p>
      <text:p text:style-name="P2"><text:s text:c="20"/>&lt;ul class="nav navbar-nav navbar-right"&gt;</text:p>
      <text:p text:style-name="P2"><text:s text:c="24"/>&lt;li&gt;&lt;a href="#"&gt;Zaloguj się&lt;/a&gt;&lt;/li&gt;</text:p>
      <text:p text:style-name="P2"><text:s text:c="20"/>&lt;/ul&gt;</text:p>
      <text:p text:style-name="P2"><text:s text:c="16"/>&lt;/div&gt;</text:p>
      <text:p text:style-name="P2"/>
      <text:p text:style-name="P2"><text:s text:c="12"/>&lt;/div&gt;</text:p>
      <text:p text:style-name="P2"><text:s text:c="8"/>&lt;/nav&gt;</text:p>
      <text:p text:style-name="P2"><text:s text:c="8"/>{% endblock %}</text:p>
      <text:p text:style-name="P2"><text:s text:c="8"/></text:p>
      <text:p text:style-name="P2"><text:s text:c="8"/>{% block body %}{% endblock %}</text:p>
      <text:p text:style-name="P2"><text:s text:c="8"/></text:p>
      <text:p text:style-name="P2"><text:s text:c="8"/>{% block footer %}</text:p>
      <text:p text:style-name="P2"><text:s text:c="8"/>&lt;div class="footer"&gt;</text:p>
      <text:p text:style-name="P2"><text:s text:c="12"/>&lt;div class="container"&gt;</text:p>
      <text:p text:style-name="P2"><text:s text:c="16"/>&lt;p class="text-muted"&gt;Place sticky footer content here.&lt;/p&gt;</text:p>
      <text:p text:style-name="P2"><text:s text:c="12"/>&lt;/div&gt;</text:p>
      <text:p text:style-name="P2"><text:s text:c="8"/>&lt;/div&gt;</text:p>
      <text:p text:style-name="P2"><text:s text:c="8"/>&lt;div class="footer"&gt;</text:p>
      <text:p text:style-name="P2"><text:s text:c="12"/>&lt;div class="container"&gt;</text:p>
      <text:p text:style-name="P2"><text:s text:c="16"/>&lt;p class="pull-right"&gt;&lt;a href="#"&gt;Back to top&lt;/a&gt;&lt;/p&gt;</text:p>
      <text:p text:style-name="P2"><text:s text:c="16"/>&lt;p&gt;&amp;copy; 2015 Blog &amp;middot; &lt;a href="#"&gt;Privacy&lt;/a&gt; &amp;middot; &lt;a href="#"&gt;Terms&lt;/a&gt; &amp;middot; &lt;a href="#"&gt;Dashboard&lt;/a&gt;&lt;/p&gt;</text:p>
      <text:p text:style-name="P2"><text:s text:c="12"/>&lt;/div&gt;</text:p>
      <text:p text:style-name="P2"><text:s text:c="8"/>&lt;/div&gt;</text:p>
      <text:p text:style-name="P2"><text:s text:c="8"/>{% endblock %}</text:p>
      <text:p text:style-name="P2"><text:s text:c="8"/></text:p>
      <text:p text:style-name="P2"><text:s text:c="8"/>&lt;!-- Bootstrap core JavaScript</text:p>
      <text:p text:style-name="P2"><text:s text:c="8"/>================================================== --&gt;</text:p>
      <text:p text:style-name="P2"><text:s text:c="8"/>&lt;!-- Placed at the end of the document so the pages load faster --&gt;</text:p>
      <text:p text:style-name="P2"><text:soft-page-break/><text:s text:c="8"/>&lt;script src="https://ajax.googleapis.com/ajax/libs/jquery/1.11.3/jquery.min.js"&gt;&lt;/script&gt;</text:p>
      <text:p text:style-name="P2"><text:s text:c="8"/>&lt;script&gt;window.jQuery || document.write('&lt;script src="{{ asset('bundles/blog/assets/js/vendor/jquery.min.js') }}"&gt;&lt;\/script&gt;')&lt;/script&gt;</text:p>
      <text:p text:style-name="P2"><text:s text:c="8"/>&lt;script src="{{ asset('bundles/blog/dist/js/bootstrap.min.js') }}"&gt;&lt;/script&gt;</text:p>
      <text:p text:style-name="P2"><text:s text:c="8"/>&lt;!-- Just to make our placeholder images work. Don't actually copy the next line! --&gt;</text:p>
      <text:p text:style-name="P2"><text:s text:c="8"/>&lt;script src="{{ asset('bundles/blog/assets/js/vendor/holder.min.js') }}"&gt;&lt;/script&gt;</text:p>
      <text:p text:style-name="P2"><text:s text:c="8"/>&lt;!-- IE10 viewport hack for Surface/desktop Windows 8 bug --&gt;</text:p>
      <text:p text:style-name="P2"><text:s text:c="8"/>&lt;script src="{{ asset('bundles/blog/assets/js/ie10-viewport-bug-workaround.js') }}"&gt;&lt;/script&gt;</text:p>
      <text:p text:style-name="P2"><text:s text:c="8"/></text:p>
      <text:p text:style-name="P2"><text:s text:c="8"/>{% block javascripts %}{% endblock %}</text:p>
      <text:p text:style-name="P2"><text:s text:c="4"/>&lt;/body&gt;</text:p>
      <text:p text:style-name="P2">&lt;/html&gt;</text:p>
      <text:p text:style-name="P2"/>
      <text:p text:style-name="P3">Strona start</text:p>
      <text:p text:style-name="P2"/>
      <text:p text:style-name="P2">1. Modyfikujemy szablon strony startowej:</text:p>
      <text:p text:style-name="P1"/>
      <text:p text:style-name="P1">#blog\src\BlogBundle\Resources\views\Start\<text:span text:style-name="T6">index.html.twig</text:span> </text:p>
      <text:p text:style-name="P2"/>
      <text:p text:style-name="P2">{% extends 'BlogBundle::base.html.twig' %}</text:p>
      <text:p text:style-name="P2"/>
      <text:p text:style-name="P2">{% block title %}Start{% endblock %}</text:p>
      <text:p text:style-name="P2"/>
      <text:p text:style-name="P2">{% block stylesheets %}</text:p>
      <text:p text:style-name="P2"><text:s text:c="4"/>&lt;link href="{{ asset('bundles/blog/css/carousel.css') }}" rel="stylesheet" type="text/css" media="all" /&gt;</text:p>
      <text:p text:style-name="P2">{% endblock %}</text:p>
      <text:p text:style-name="P2"/>
      <text:p text:style-name="P2">{% block javascripts %}{% endblock %}</text:p>
      <text:p text:style-name="P2"/>
      <text:p text:style-name="P2">{% block body %}</text:p>
      <text:p text:style-name="P2"/>
      <text:p text:style-name="P2"><text:s text:c="4"/>&lt;!-- Carousel</text:p>
      <text:p text:style-name="P2"><text:s text:c="4"/>================================================== --&gt;</text:p>
      <text:p text:style-name="P2"><text:s text:c="4"/>&lt;div id="myCarousel" class="carousel slide" data-ride="carousel"&gt;</text:p>
      <text:p text:style-name="P2"><text:s text:c="8"/>&lt;!-- Indicators --&gt;</text:p>
      <text:p text:style-name="P2"><text:s text:c="8"/>&lt;ol class="carousel-indicators"&gt;</text:p>
      <text:p text:style-name="P2"><text:s text:c="12"/>&lt;li data-target="#myCarousel" data-slide-to="0" class="active"&gt;&lt;/li&gt;</text:p>
      <text:p text:style-name="P2"><text:s text:c="12"/>&lt;li data-target="#myCarousel" data-slide-to="1"&gt;&lt;/li&gt;</text:p>
      <text:p text:style-name="P2"><text:s text:c="12"/>&lt;li data-target="#myCarousel" data-slide-to="2"&gt;&lt;/li&gt;</text:p>
      <text:p text:style-name="P2"><text:s text:c="8"/>&lt;/ol&gt;</text:p>
      <text:p text:style-name="P2"><text:s text:c="8"/>&lt;div class="carousel-inner" role="listbox"&gt;</text:p>
      <text:p text:style-name="P2"><text:s text:c="12"/>&lt;div class="item active"&gt;</text:p>
      <text:p text:style-name="P2"><text:s text:c="14"/>&lt;img src="{{ asset('bundles/applicationshop/images/1903x500.png') }}" alt="First slide"&gt;</text:p>
      <text:p text:style-name="P2"><text:s text:c="14"/>&lt;div class="container"&gt;</text:p>
      <text:p text:style-name="P2"><text:s text:c="16"/>&lt;div class="carousel-caption"&gt;</text:p>
      <text:p text:style-name="P2"><text:s text:c="18"/>&lt;h1&gt;Example headline.&lt;/h1&gt;</text:p>
      <text:p text:style-name="P2"><text:s text:c="18"/>&lt;p&gt;Note: If you're viewing this page via a &lt;code&gt;file://&lt;/code&gt; URL, the "next" and "previous" Glyphicon buttons on the left and right might not load/display properly due to web browser security rules.&lt;/p&gt;</text:p>
      <text:p text:style-name="P2"><text:s text:c="18"/>&lt;p&gt;&lt;a class="btn btn-lg btn-primary" href="#" role="button"&gt;Sign up today&lt;/a&gt;&lt;/p&gt;</text:p>
      <text:p text:style-name="P2"><text:s text:c="16"/>&lt;/div&gt;</text:p>
      <text:p text:style-name="P2"><text:s text:c="14"/>&lt;/div&gt;</text:p>
      <text:p text:style-name="P2"><text:s text:c="12"/>&lt;/div&gt;</text:p>
      <text:p text:style-name="P2"><text:s text:c="12"/>&lt;div class="item"&gt;</text:p>
      <text:p text:style-name="P2"><text:s text:c="14"/>&lt;img src="data:image/gif;base64,R0lGODlhAQABAIAAAGZmZgAAACH5BAAAAAAALAAAAAABAAEAAAICRAEAOw==" alt="Second slide"&gt;</text:p>
      <text:p text:style-name="P2"><text:s text:c="14"/>&lt;div class="container"&gt;</text:p>
      <text:p text:style-name="P2"><text:s text:c="16"/>&lt;div class="carousel-caption"&gt;</text:p>
      <text:p text:style-name="P2"><text:s text:c="18"/>&lt;h1&gt;Another example headline.&lt;/h1&gt;</text:p>
      <text:p text:style-name="P2"><text:s text:c="18"/>&lt;p&gt;Cras justo odio, dapibus ac facilisis in, egestas eget quam. Donec id elit non mi porta gravida at eget metus. Nullam id dolor id nibh ultricies vehicula ut id elit.&lt;/p&gt;</text:p>
      <text:p text:style-name="P2"><text:soft-page-break/><text:s text:c="18"/>&lt;p&gt;&lt;a class="btn btn-lg btn-primary" href="#" role="button"&gt;Learn more&lt;/a&gt;&lt;/p&gt;</text:p>
      <text:p text:style-name="P2"><text:s text:c="16"/>&lt;/div&gt;</text:p>
      <text:p text:style-name="P2"><text:s text:c="14"/>&lt;/div&gt;</text:p>
      <text:p text:style-name="P2"><text:s text:c="12"/>&lt;/div&gt;</text:p>
      <text:p text:style-name="P2"><text:s text:c="12"/>&lt;div class="item"&gt;</text:p>
      <text:p text:style-name="P2"><text:s text:c="14"/>&lt;img src="data:image/gif;base64,R0lGODlhAQABAIAAAFVVVQAAACH5BAAAAAAALAAAAAABAAEAAAICRAEAOw==" alt="Third slide"&gt;</text:p>
      <text:p text:style-name="P2"><text:s text:c="14"/>&lt;div class="container"&gt;</text:p>
      <text:p text:style-name="P2"><text:s text:c="16"/>&lt;div class="carousel-caption"&gt;</text:p>
      <text:p text:style-name="P2"><text:s text:c="18"/>&lt;h1&gt;One more for good measure.&lt;/h1&gt;</text:p>
      <text:p text:style-name="P2"><text:s text:c="18"/>&lt;p&gt;Cras justo odio, dapibus ac facilisis in, egestas eget quam. Donec id elit non mi porta gravida at eget metus. Nullam id dolor id nibh ultricies vehicula ut id elit.&lt;/p&gt;</text:p>
      <text:p text:style-name="P2"><text:s text:c="18"/>&lt;p&gt;&lt;a class="btn btn-lg btn-primary" href="#" role="button"&gt;Browse gallery&lt;/a&gt;&lt;/p&gt;</text:p>
      <text:p text:style-name="P2"><text:s text:c="16"/>&lt;/div&gt;</text:p>
      <text:p text:style-name="P2"><text:s text:c="14"/>&lt;/div&gt;</text:p>
      <text:p text:style-name="P2"><text:s text:c="12"/>&lt;/div&gt;</text:p>
      <text:p text:style-name="P2"><text:s text:c="8"/>&lt;/div&gt;</text:p>
      <text:p text:style-name="P2"><text:s text:c="8"/>&lt;a class="left carousel-control" href="#myCarousel" role="button" data-slide="prev"&gt;</text:p>
      <text:p text:style-name="P2"><text:s text:c="10"/>&lt;span class="glyphicon glyphicon-chevron-left"&gt;&lt;/span&gt;</text:p>
      <text:p text:style-name="P2"><text:s text:c="10"/>&lt;span class="sr-only"&gt;Previous&lt;/span&gt;</text:p>
      <text:p text:style-name="P2"><text:s text:c="8"/>&lt;/a&gt;</text:p>
      <text:p text:style-name="P2"><text:s text:c="8"/>&lt;a class="right carousel-control" href="#myCarousel" role="button" data-slide="next"&gt;</text:p>
      <text:p text:style-name="P2"><text:s text:c="10"/>&lt;span class="glyphicon glyphicon-chevron-right"&gt;&lt;/span&gt;</text:p>
      <text:p text:style-name="P2"><text:s text:c="10"/>&lt;span class="sr-only"&gt;Next&lt;/span&gt;</text:p>
      <text:p text:style-name="P2"><text:s text:c="8"/>&lt;/a&gt;</text:p>
      <text:p text:style-name="P2"><text:s text:c="4"/>&lt;/div&gt;&lt;!-- /.carousel --&gt;</text:p>
      <text:p text:style-name="P2"><text:s text:c="4"/></text:p>
      <text:p text:style-name="P2"><text:s text:c="4"/></text:p>
      <text:p text:style-name="P2"><text:s text:c="4"/>&lt;div class="container"&gt;</text:p>
      <text:p text:style-name="P2"><text:s text:c="8"/>&lt;div class="row text-center"&gt;</text:p>
      <text:p text:style-name="P2"><text:s text:c="12"/>&lt;div class="col-md-6"&gt;</text:p>
      <text:p text:style-name="P2"><text:s text:c="16"/>&lt;div class="panel panel-default text-center"&gt;</text:p>
      <text:p text:style-name="P2"><text:s text:c="20"/>&lt;div class="panel-heading"&gt;</text:p>
      <text:p text:style-name="P2"><text:s text:c="24"/>&lt;span class="fa-stack fa-5x"&gt;</text:p>
      <text:p text:style-name="P2"><text:s text:c="30"/>&lt;i class="fa fa-circle fa-stack-2x text-primary"&gt;&lt;/i&gt;</text:p>
      <text:p text:style-name="P2"><text:s text:c="30"/>&lt;i class="fa fa-pencil fa-stack-1x fa-inverse"&gt;&lt;/i&gt;</text:p>
      <text:p text:style-name="P2"><text:s text:c="24"/>&lt;/span&gt;</text:p>
      <text:p text:style-name="P2"><text:s text:c="20"/>&lt;/div&gt;</text:p>
      <text:p text:style-name="P2"><text:s text:c="20"/>&lt;div class="panel-body"&gt;</text:p>
      <text:p text:style-name="P2"><text:s text:c="24"/>&lt;h2&gt;Blog&lt;/h2&gt;</text:p>
      <text:p text:style-name="P2"><text:s text:c="24"/>&lt;p&gt;Donec sed odio dui. Etiam porta sem malesuada magna mollis euismod. Nullam id dolor id nibh ultricies vehicula ut id elit. Morbi leo risus, porta ac consectetur ac, vestibulum at eros. Praesent commodo cursus magna.&lt;/p&gt;</text:p>
      <text:p text:style-name="P2"><text:s text:c="24"/>&lt;a class="btn btn-primary" href="#"&gt;Learn More&lt;/a&gt;</text:p>
      <text:p text:style-name="P2"><text:s text:c="20"/>&lt;/div&gt;</text:p>
      <text:p text:style-name="P2"><text:s text:c="16"/>&lt;/div&gt;</text:p>
      <text:p text:style-name="P2"><text:s text:c="12"/>&lt;/div&gt;</text:p>
      <text:p text:style-name="P2"><text:s text:c="12"/>&lt;div class="col-md-6"&gt;</text:p>
      <text:p text:style-name="P2"><text:s text:c="16"/>&lt;div class="panel panel-default text-center"&gt;</text:p>
      <text:p text:style-name="P2"><text:s text:c="20"/>&lt;div class="panel-heading"&gt;</text:p>
      <text:p text:style-name="P2"><text:s text:c="24"/>&lt;span class="fa-stack fa-5x"&gt;</text:p>
      <text:p text:style-name="P2"><text:s text:c="30"/>&lt;i class="fa fa-circle fa-stack-2x text-primary"&gt;&lt;/i&gt;</text:p>
      <text:p text:style-name="P2"><text:s text:c="30"/>&lt;i class="fa fa-shopping-basket fa-stack-1x fa-inverse"&gt;&lt;/i&gt;</text:p>
      <text:p text:style-name="P2"><text:s text:c="24"/>&lt;/span&gt;</text:p>
      <text:p text:style-name="P2"><text:s text:c="20"/>&lt;/div&gt;</text:p>
      <text:p text:style-name="P2"><text:s text:c="20"/>&lt;div class="panel-body"&gt;</text:p>
      <text:p text:style-name="P2"><text:s text:c="24"/>&lt;h2&gt;Shop&lt;/h2&gt;</text:p>
      <text:p text:style-name="P2"><text:s text:c="24"/>&lt;p&gt;Donec sed odio dui. Etiam porta sem malesuada magna mollis euismod. Nullam id dolor id nibh ultricies vehicula ut id elit. Morbi leo risus, porta ac consectetur ac, vestibulum at eros. Praesent commodo cursus magna.&lt;/p&gt;</text:p>
      <text:p text:style-name="P2"><text:s text:c="24"/>&lt;a class="btn btn-primary" href="#"&gt;Learn More&lt;/a&gt;</text:p>
      <text:p text:style-name="P2"><text:s text:c="20"/>&lt;/div&gt;</text:p>
      <text:p text:style-name="P2"><text:soft-page-break/><text:s text:c="16"/>&lt;/div&gt;</text:p>
      <text:p text:style-name="P2"><text:s text:c="12"/>&lt;/div&gt;</text:p>
      <text:p text:style-name="P2"><text:s text:c="8"/>&lt;/div&gt;</text:p>
      <text:p text:style-name="P2"><text:s text:c="4"/>&lt;/div&gt;</text:p>
      <text:p text:style-name="P2"><text:s text:c="4"/></text:p>
      <text:p text:style-name="P2">{% endblock %}</text:p>
      <text:p text:style-name="P2"/>
      <text:p text:style-name="P3">Strona Post/index</text:p>
      <text:p text:style-name="P2"/>
      <text:p text:style-name="P2">1. Modyfikujemy szablon strony z postami:</text:p>
      <text:p text:style-name="P2"/>
      <text:p text:style-name="P1">C:\sf2-git-tutorials\blog\src\BlogBundle\Resources\views\Post\<text:span text:style-name="T6">index.html.twig</text:span> </text:p>
      <text:p text:style-name="P2"/>
      <text:p text:style-name="P2">{% extends 'BlogBundle::base.html.twig' %}</text:p>
      <text:p text:style-name="P2"/>
      <text:p text:style-name="P2">{% block title %}Blog{% endblock %}</text:p>
      <text:p text:style-name="P2"/>
      <text:p text:style-name="P2">{% block stylesheets %}{% endblock %}</text:p>
      <text:p text:style-name="P2"/>
      <text:p text:style-name="P2">{% block javascripts %}{% endblock %}</text:p>
      <text:p text:style-name="P2"/>
      <text:p text:style-name="P2">{% block body -%}</text:p>
      <text:p text:style-name="P2"><text:s text:c="4"/></text:p>
      <text:p text:style-name="P2">&lt;div class="container"&gt;</text:p>
      <text:p text:style-name="P2"><text:s text:c="4"/>&lt;div class="row"&gt; <text:s text:c="3"/></text:p>
      <text:p text:style-name="P2"><text:s text:c="4"/><text:tab/>&lt;div class="col-lg-12"&gt;</text:p>
      <text:p text:style-name="P2"><text:s text:c="12"/>&lt;div class="page-header"&gt;</text:p>
      <text:p text:style-name="P2"><text:s text:c="16"/>&lt;h2&gt;Post list&lt;/h2&gt;</text:p>
      <text:p text:style-name="P2"><text:s text:c="12"/>&lt;/div&gt;</text:p>
      <text:p text:style-name="P2"><text:s text:c="12"/>&lt;ul class="breadcrumb"&gt;</text:p>
      <text:p text:style-name="P2"><text:s text:c="16"/>&lt;li&gt;&lt;a href="{{ path('blog_homepage') }}"&gt;Start&lt;/a&gt;&lt;/li&gt;</text:p>
      <text:p text:style-name="P2"><text:s text:c="16"/>&lt;li class="active"&gt;Post&lt;/li&gt;</text:p>
      <text:p text:style-name="P2"><text:s text:c="12"/>&lt;/ul&gt;</text:p>
      <text:p text:style-name="P2"><text:s text:c="4"/><text:tab/>&lt;/div&gt;</text:p>
      <text:p text:style-name="P2"><text:s text:c="4"/>&lt;/div&gt;</text:p>
      <text:p text:style-name="P2"><text:s text:c="4"/>&lt;div class="row"&gt;</text:p>
      <text:p text:style-name="P2"><text:s text:c="8"/>&lt;div class="col-md-8"&gt;</text:p>
      <text:p text:style-name="P2"><text:s text:c="8"/>{% for entity in entities %}</text:p>
      <text:p text:style-name="P2"><text:s text:c="12"/>&lt;h2&gt;&lt;a href="{{ path('post_show', { 'id': entity.id }) }}"&gt;{{ entity.title|title|raw }}&lt;/a&gt;&lt;/h2&gt;</text:p>
      <text:p text:style-name="P2"><text:s text:c="12"/>&lt;p&gt;</text:p>
      <text:p text:style-name="P2"><text:s text:c="16"/>&lt;i class="fa fa-calendar"&gt;&lt;/i&gt; &lt;a href="#"&gt;{% if entity.publishedat %}{{ entity.publishedat|date('l, F j, Y') }}{% endif %}&lt;/a&gt; | </text:p>
      <text:p text:style-name="P2"><text:s text:c="16"/>&lt;i class="fa fa-user"&gt;&lt;/i&gt; &lt;a href="#"&gt;{{ entity.authoremail }}&lt;/a&gt;</text:p>
      <text:p text:style-name="P2"><text:s text:c="12"/>&lt;/p&gt;</text:p>
      <text:p text:style-name="P2"><text:s text:c="12"/>&lt;p&gt;</text:p>
      <text:p text:style-name="P2"><text:s text:c="16"/>{{ entity.excerpt|raw|slice(0, 300) }}</text:p>
      <text:p text:style-name="P2"><text:s text:c="16"/>{{ entity.excerpt|length &gt; 300 ? '...' : ''}}</text:p>
      <text:p text:style-name="P2"><text:s text:c="16"/>{#{{ entity.excerpt|length &gt; 300 ? entity.excerpt|raw|slice(0,300) ~ '...' : entity.excerpt|raw }}#}</text:p>
      <text:p text:style-name="P2"><text:s text:c="12"/>&lt;/p&gt;</text:p>
      <text:p text:style-name="P2"><text:s text:c="12"/>&lt;a class="btn btn-primary" href="{{ path('post_show', { 'id': entity.id }) }}"&gt;Read More &lt;i class="fa fa-angle-right"&gt;&lt;/i&gt;&lt;/a&gt;</text:p>
      <text:p text:style-name="P2"><text:s text:c="12"/>&lt;hr/&gt;</text:p>
      <text:p text:style-name="P2"><text:s text:c="8"/>{% endfor %} </text:p>
      <text:p text:style-name="P2"><text:s text:c="8"/>&lt;/div&gt;</text:p>
      <text:p text:style-name="P2"><text:s text:c="8"/>&lt;div class="col-md-4"&gt;</text:p>
      <text:p text:style-name="P2"><text:s text:c="12"/></text:p>
      <text:p text:style-name="P2"><text:s text:c="12"/>&lt;ul class="nav nav-tabs nav-justified" style="margin-bottom: 15px"&gt;</text:p>
      <text:p text:style-name="P2"><text:s text:c="16"/>&lt;li class="active"&gt;</text:p>
      <text:p text:style-name="P2"><text:s text:c="20"/>&lt;a href="#categories" data-toggle="tab"&gt;&lt;i class="fa fa-share-alt"&gt;&lt;/i&gt; Categories&lt;/a&gt;</text:p>
      <text:p text:style-name="P2"><text:s text:c="16"/>&lt;/li&gt;</text:p>
      <text:p text:style-name="P2"><text:s text:c="16"/>&lt;li&gt;</text:p>
      <text:p text:style-name="P2"><text:s text:c="20"/>&lt;a href="#tags" data-toggle="tab"&gt;&lt;i class="fa fa-tags"&gt;&lt;/i&gt; Tags&lt;/a&gt;</text:p>
      <text:p text:style-name="P2"><text:soft-page-break/><text:s text:c="16"/>&lt;/li&gt;</text:p>
      <text:p text:style-name="P2"><text:s text:c="16"/>&lt;li&gt;</text:p>
      <text:p text:style-name="P2"><text:s text:c="20"/>&lt;a href="#archives" data-toggle="tab"&gt;&lt;i class="fa fa-folder"&gt;&lt;/i&gt; Archives&lt;/a&gt;</text:p>
      <text:p text:style-name="P2"><text:s text:c="16"/>&lt;/li&gt;</text:p>
      <text:p text:style-name="P2"><text:s text:c="12"/>&lt;/ul&gt;</text:p>
      <text:p text:style-name="P2"><text:s text:c="12"/></text:p>
      <text:p text:style-name="P2"><text:s text:c="12"/>&lt;!-- Tab panes --&gt;</text:p>
      <text:p text:style-name="P2"><text:s text:c="12"/>&lt;div class="tab-content"&gt;</text:p>
      <text:p text:style-name="P2"><text:s text:c="16"/>&lt;div class="tab-pane fade in active" id="categories"&gt;</text:p>
      <text:p text:style-name="P2"><text:s text:c="20"/>&lt;div class="list-group"&gt;</text:p>
      <text:p text:style-name="P2"><text:s text:c="24"/>&lt;a class="list-group-item" href="#"&gt;Blog&lt;/a&gt;</text:p>
      <text:p text:style-name="P2"><text:s text:c="24"/>&lt;a class="list-group-item" href="#"&gt;Shop&lt;/a&gt;</text:p>
      <text:p text:style-name="P2"><text:s text:c="24"/>&lt;a class="list-group-item" href="#"&gt;No&lt;/a&gt;</text:p>
      <text:p text:style-name="P2"><text:s text:c="20"/>&lt;/div&gt;</text:p>
      <text:p text:style-name="P2"><text:s text:c="16"/>&lt;/div&gt;</text:p>
      <text:p text:style-name="P2"><text:s text:c="16"/>&lt;div class="tab-pane fade" id="tags"&gt;</text:p>
      <text:p text:style-name="P2"><text:s text:c="20"/>&lt;p&gt;Tags&lt;/p&gt;</text:p>
      <text:p text:style-name="P2"><text:s text:c="16"/>&lt;/div&gt;</text:p>
      <text:p text:style-name="P2"><text:s text:c="16"/>&lt;div class="tab-pane fade" id="archives"&gt;</text:p>
      <text:p text:style-name="P2"><text:s text:c="20"/>&lt;p&gt;Archives&lt;/p&gt;</text:p>
      <text:p text:style-name="P2"><text:s text:c="16"/>&lt;/div&gt;</text:p>
      <text:p text:style-name="P2"><text:s text:c="12"/>&lt;/div&gt;</text:p>
      <text:p text:style-name="P2"><text:s text:c="12"/></text:p>
      <text:p text:style-name="P2"><text:s text:c="12"/>&lt;div class="page-header"&gt;</text:p>
      <text:p text:style-name="P2"><text:s text:c="16"/>&lt;h4&gt;{{'Categories'|upper}}&lt;/h4&gt;</text:p>
      <text:p text:style-name="P2"><text:s text:c="12"/>&lt;/div&gt;</text:p>
      <text:p text:style-name="P2"><text:s text:c="12"/>&lt;div class="page-header"&gt;</text:p>
      <text:p text:style-name="P2"><text:s text:c="16"/>&lt;h4&gt;{{'Tags'|upper}}&lt;/h4&gt;</text:p>
      <text:p text:style-name="P2"><text:s text:c="12"/>&lt;/div&gt;</text:p>
      <text:p text:style-name="P2"><text:s text:c="12"/>&lt;div class="page-header"&gt;</text:p>
      <text:p text:style-name="P2"><text:s text:c="16"/>&lt;h4&gt;{{'Archives'|upper}}&lt;/h4&gt;</text:p>
      <text:p text:style-name="P2"><text:s text:c="12"/>&lt;/div&gt;</text:p>
      <text:p text:style-name="P2"><text:s text:c="12"/>&lt;div class="page-header"&gt;</text:p>
      <text:p text:style-name="P2"><text:s text:c="16"/>&lt;h4&gt;{{'Recent Posts'|upper}}&lt;/h4&gt;</text:p>
      <text:p text:style-name="P2"><text:s text:c="12"/>&lt;/div&gt;</text:p>
      <text:p text:style-name="P2"><text:s text:c="12"/>&lt;div class="page-header"&gt;</text:p>
      <text:p text:style-name="P2"><text:s text:c="16"/>&lt;h4&gt;{{'Calendar'|upper}}&lt;/h4&gt;</text:p>
      <text:p text:style-name="P2"><text:s text:c="12"/>&lt;/div&gt;</text:p>
      <text:p text:style-name="P2"><text:s text:c="12"/></text:p>
      <text:p text:style-name="P2"><text:s text:c="8"/>&lt;/div&gt;</text:p>
      <text:p text:style-name="P2"><text:s text:c="4"/>&lt;/div&gt;</text:p>
      <text:p text:style-name="P2">&lt;/div&gt;</text:p>
      <text:p text:style-name="P2"/>
      <text:p text:style-name="P2">{% endblock %}</text:p>
      <text:p text:style-name="P2"/>
      <text:p text:style-name="P2"/>
      <text:p text:style-name="P3">Strona Post/show</text:p>
      <text:p text:style-name="P2"/>
      <text:p text:style-name="P2">1. Modyfikujemy szablon strony szczegóły postu:</text:p>
      <text:p text:style-name="P2"/>
      <text:p text:style-name="P1">C:\sf2-git-tutorials\blog\src\BlogBundle\Resources\views\Post\<text:span text:style-name="T6">show.html.twig</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3M19S</meta:editing-duration>
    <meta:editing-cycles>16</meta:editing-cycles>
    <meta:generator>OpenOffice.org/3.3$Win32 OpenOffice.org_project/330m20$Build-9567</meta:generator>
    <dc:date>2015-12-18T15:47:33.22</dc:date>
    <dc:creator>szymon idczak</dc:creator>
    <meta:document-statistic meta:table-count="0" meta:image-count="0" meta:object-count="0" meta:page-count="6" meta:paragraph-count="307" meta:word-count="1064" meta:character-count="14332"/>
    <meta:user-defined meta:name="Info 1"/>
    <meta:user-defined meta:name="Info 2"/>
    <meta:user-defined meta:name="Info 3"/>
    <meta:user-defined meta:name="Info 4"/>
  </office:meta>
</office:document-meta>
</file>